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modern" style:font-pitch="variable"/>
    <style:font-face style:name="Liberation Sans" svg:font-family="'Liberation Sans'" style:font-family-generic="moder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 Unicode" svg:font-family="'Lucida Sans Unicode'" style:font-family-generic="swiss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00a933" draw:textarea-horizontal-align="justify" draw:textarea-vertical-align="middle" draw:auto-grow-height="false" fo:min-height="1.75cm" fo:min-width="1.25cm"/>
    </style:style>
    <style:style style:name="gr2" style:family="graphic" style:parent-style-name="standard">
      <style:graphic-properties draw:textarea-horizontal-align="justify" draw:textarea-vertical-align="middle" draw:auto-grow-height="false" fo:min-height="1.75cm" fo:min-width="0cm"/>
    </style:style>
    <style:style style:name="gr3" style:family="graphic" style:parent-style-name="standard">
      <style:graphic-properties draw:fill-color="#000000" draw:textarea-horizontal-align="justify" draw:textarea-vertical-align="middle" draw:auto-grow-height="false" fo:min-height="0.271cm" fo:min-width="0.029cm"/>
    </style:style>
    <style:style style:name="gr4" style:family="graphic" style:parent-style-name="standard">
      <style:graphic-properties draw:stroke="none" svg:stroke-color="#000000" draw:fill="none" draw:fill-color="#ffffff" fo:min-height="4.42cm"/>
      <style:paragraph-properties style:writing-mode="lr-tb"/>
    </style:style>
    <style:style style:name="gr5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6" style:family="graphic" style:parent-style-name="objectwithoutfill">
      <style:graphic-properties svg:stroke-width="0.053cm" svg:stroke-color="#0000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7" style:family="graphic" style:parent-style-name="standard">
      <style:graphic-properties svg:stroke-width="0.053cm" svg:stroke-color="#ff8000" draw:marker-start-width="0.279cm" draw:marker-end-width="0.279cm" draw:fill="none" draw:textarea-horizontal-align="justify" draw:textarea-vertical-align="middle" draw:auto-grow-height="false" fo:min-height="0.988cm" fo:min-width="0.208cm" fo:padding-top="0.151cm" fo:padding-bottom="0.151cm" fo:padding-left="0.276cm" fo:padding-right="0.276cm"/>
    </style:style>
    <style:style style:name="gr8" style:family="graphic" style:parent-style-name="objectwithoutfill">
      <style:graphic-properties svg:stroke-width="0.053cm" svg:stroke-color="#ff8000" draw:marker-start-width="0.279cm" draw:marker-end="Arrowheads_20_1" draw:marker-end-width="0.379cm" draw:fill="none" draw:textarea-vertical-align="middle" fo:padding-top="0.151cm" fo:padding-bottom="0.151cm" fo:padding-left="0.276cm" fo:padding-right="0.276cm"/>
    </style:style>
    <style:style style:name="gr9" style:family="graphic" style:parent-style-name="standard">
      <style:graphic-properties svg:stroke-width="0.053cm" svg:stroke-color="#ff8000" draw:marker-start-width="0.279cm" draw:marker-end-width="0.279cm" draw:fill="none" draw:textarea-horizontal-align="justify" draw:textarea-vertical-align="middle" draw:auto-grow-height="false" fo:min-height="0.936cm" fo:min-width="0.156cm" fo:padding-top="0.151cm" fo:padding-bottom="0.151cm" fo:padding-left="0.276cm" fo:padding-right="0.276cm"/>
    </style:style>
    <style:style style:name="P1" style:family="paragraph">
      <loext:graphic-properties draw:fill-color="#00a933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000000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  <style:text-properties style:font-name="Lucida Sans Unicode"/>
    </style:style>
    <style:style style:name="P5" style:family="paragraph">
      <loext:graphic-properties draw:fill="none"/>
      <style:paragraph-properties fo:text-align="center"/>
    </style:style>
    <style:style style:name="T1" style:family="text">
      <style:text-properties fo:color="#ffffff" loext:opacity="100%" style:font-name="Courier New" fo:font-size="26pt" fo:font-weight="bold" style:font-size-asian="26pt" style:font-weight-asian="bold" style:font-size-complex="26pt" style:font-weight-complex="bold"/>
    </style:style>
    <style:style style:name="T2" style:family="text">
      <style:text-properties fo:color="#000000" loext:opacity="100%" style:font-name="Courier New" fo:font-size="26pt" fo:font-weight="bold" style:font-size-asian="26pt" style:font-weight-asian="bold" style:font-size-complex="26pt" style:font-weight-complex="bold"/>
    </style:style>
    <style:style style:name="T3" style:family="text">
      <style:text-properties fo:color="#ff8000" loext:opacity="100%" style:font-name="Courier New" fo:font-size="16pt" fo:font-weight="bold" style:font-size-asian="16pt" style:font-weight-asian="bold" style:font-size-complex="16pt" style:font-weight-complex="bold"/>
    </style:style>
    <style:style style:name="T4" style:family="text">
      <style:text-properties style:font-name="Courier New" fo:font-size="26pt" fo:font-weight="bold" style:font-size-asian="26pt" style:font-weight-asian="bold" style:font-size-complex="26pt" style:font-weight-complex="bold"/>
    </style:style>
    <style:style style:name="T5" style:family="text">
      <style:text-properties style:font-name="Courier New"/>
    </style:style>
    <style:style style:name="T6" style:family="text">
      <style:text-properties style:font-name="Lucida Sans Unicod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75cm" svg:height="2cm" svg:x="2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75cm" svg:height="2cm" svg:x="4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75cm" svg:height="2cm" svg:x="2cm" svg:y="4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75cm" svg:height="2cm" svg:x="4cm" svg:y="4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25cm" svg:height="2cm" svg:x="6.25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25cm" svg:height="2cm" svg:x="6.75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25cm" svg:height="2cm" svg:x="6.25cm" svg:y="4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25cm" svg:height="2cm" svg:x="6.75cm" svg:y="4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529cm" svg:height="0.521cm" svg:x="7.5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529cm" svg:height="0.521cm" svg:x="8.241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529cm" svg:height="0.521cm" svg:x="8.98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529cm" svg:height="0.521cm" svg:x="9.721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529cm" svg:height="0.521cm" svg:x="7.5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529cm" svg:height="0.521cm" svg:x="7.5cm" svg:y="2.72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529cm" svg:height="0.521cm" svg:x="8.241cm" svg:y="2.72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529cm" svg:height="0.521cm" svg:x="8.98cm" svg:y="2.72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529cm" svg:height="0.521cm" svg:x="7.5cm" svg:y="2.72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75cm" svg:height="2cm" svg:x="2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75cm" svg:height="2cm" svg:x="2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75cm" svg:height="2cm" svg:x="4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75cm" svg:height="2cm" svg:x="2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4" draw:layer="layout" svg:width="4.25cm" svg:height="4.67cm" svg:x="16cm" svg:y="2.75cm">
          <draw:text-box>
            <text:p><text:span text:style-name="T1">0</text:span><text:span text:style-name="T2">998 </text:span><text:span text:style-name="T3">+2</text:span></text:p>
            <text:p><text:span text:style-name="T4">+314 </text:span><text:span text:style-name="T3">-2</text:span></text:p>
            <text:p><text:span text:style-name="T5"/></text:p>
            <text:p><text:span text:style-name="T6"/></text:p>
          </draw:text-box>
        </draw:frame>
        <draw:line draw:style-name="gr5" draw:text-style-name="P5" draw:layer="layout" svg:x1="16.25cm" svg:y1="5cm" svg:x2="18.5cm" svg:y2="5cm">
          <text:p/>
        </draw:line>
        <draw:line draw:style-name="gr6" draw:text-style-name="P5" draw:layer="layout" svg:x1="1.75cm" svg:y1="23cm" svg:x2="19.75cm" svg:y2="23cm">
          <text:p/>
        </draw:line>
        <draw:custom-shape draw:style-name="gr1" draw:text-style-name="P1" draw:layer="layout" svg:width="1.75cm" svg:height="2cm" svg:x="2cm" svg:y="6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75cm" svg:height="2cm" svg:x="4cm" svg:y="6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75cm" svg:height="2cm" svg:x="2cm" svg:y="8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75cm" svg:height="2cm" svg:x="4cm" svg:y="8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75cm" svg:height="2cm" svg:x="2cm" svg:y="6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75cm" svg:height="2cm" svg:x="2cm" svg:y="6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75cm" svg:height="2cm" svg:x="4cm" svg:y="6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75cm" svg:height="2cm" svg:x="2cm" svg:y="6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75cm" svg:height="2cm" svg:x="2cm" svg:y="6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75cm" svg:height="2cm" svg:x="4cm" svg:y="6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75cm" svg:height="2cm" svg:x="2cm" svg:y="8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75cm" svg:height="2cm" svg:x="4cm" svg:y="8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75cm" svg:height="2cm" svg:x="2cm" svg:y="6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75cm" svg:height="2cm" svg:x="2cm" svg:y="6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75cm" svg:height="2cm" svg:x="4cm" svg:y="6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75cm" svg:height="2cm" svg:x="2cm" svg:y="6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75cm" svg:height="2cm" svg:x="2cm" svg:y="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25cm" svg:height="2cm" svg:x="6.25cm" svg:y="6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25cm" svg:height="2cm" svg:x="6.75cm" svg:y="6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25cm" svg:height="2cm" svg:x="6.25cm" svg:y="8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25cm" svg:height="2cm" svg:x="6.75cm" svg:y="8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25cm" svg:height="2cm" svg:x="6.25cm" svg:y="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529cm" svg:height="0.521cm" svg:x="8.98cm" svg:y="2.72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529cm" svg:height="0.521cm" svg:x="9.721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529cm" svg:height="0.521cm" svg:x="7.5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529cm" svg:height="0.521cm" svg:x="8.241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529cm" svg:height="0.521cm" svg:x="8.98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529cm" svg:height="0.521cm" svg:x="9.721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529cm" svg:height="0.521cm" svg:x="7.5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529cm" svg:height="0.521cm" svg:x="7.5cm" svg:y="2.72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529cm" svg:height="0.521cm" svg:x="8.241cm" svg:y="2.72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529cm" svg:height="0.521cm" svg:x="8.98cm" svg:y="2.72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529cm" svg:height="0.521cm" svg:x="7.5cm" svg:y="2.72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529cm" svg:height="0.521cm" svg:x="8.98cm" svg:y="2.72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529cm" svg:height="0.521cm" svg:x="9.721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529cm" svg:height="0.521cm" svg:x="9.721cm" svg:y="2.72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75cm" svg:height="2cm" svg:x="2cm" svg:y="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75cm" svg:height="2cm" svg:x="4cm" svg:y="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75cm" svg:height="2cm" svg:x="2cm" svg:y="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75cm" svg:height="2cm" svg:x="4cm" svg:y="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75cm" svg:height="2cm" svg:x="2cm" svg:y="18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25cm" svg:height="2cm" svg:x="6cm" svg:y="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529cm" svg:height="0.521cm" svg:x="7cm" svg:y="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529cm" svg:height="0.521cm" svg:x="10.75cm" svg:y="2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529cm" svg:height="0.521cm" svg:x="7cm" svg:y="16.72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529cm" svg:height="0.521cm" svg:x="7cm" svg:y="16.72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529cm" svg:height="0.521cm" svg:x="10.75cm" svg:y="2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529cm" svg:height="0.521cm" svg:x="7cm" svg:y="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529cm" svg:height="0.521cm" svg:x="10.75cm" svg:y="2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529cm" svg:height="0.521cm" svg:x="7cm" svg:y="16.72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529cm" svg:height="0.521cm" svg:x="7cm" svg:y="16.72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529cm" svg:height="0.521cm" svg:x="10.75cm" svg:y="2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529cm" svg:height="0.521cm" svg:x="10.75cm" svg:y="2.97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draw:layer="layout" svg:width="1cm" svg:height="1.75cm" svg:x="7.5cm" svg:y="15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5" draw:layer="layout" svg:x1="8.25cm" svg:y1="15.75cm" svg:x2="10.5cm" svg:y2="3.25cm">
          <text:p/>
        </draw:line>
        <draw:custom-shape draw:style-name="gr9" draw:text-style-name="P5" draw:layer="layout" svg:width="1cm" svg:height="1.75cm" svg:x="10.5cm" svg:y="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modern" style:font-pitch="variable"/>
    <style:font-face style:name="Liberation Sans" svg:font-family="'Liberation Sans'" style:font-family-generic="moder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 Unicode" svg:font-family="'Lucida Sans Unicode'" style:font-family-generic="swiss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7-25T22:20:06.505000000</meta:creation-date>
    <dc:date>2024-08-01T10:13:39.127000000</dc:date>
    <meta:editing-duration>P1DT3H13M29S</meta:editing-duration>
    <meta:editing-cycles>5</meta:editing-cycles>
    <meta:generator>LibreOffice/7.2.7.2$Windows_X86_64 LibreOffice_project/8d71d29d553c0f7dcbfa38fbfda25ee34cce99a2</meta:generator>
    <meta:document-statistic meta:object-count="80"/>
  </office:meta>
</office:document-meta>
</file>